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000000022FA4692670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0.371cm" svg:x="0.98cm" svg:y="9.658cm">
          <draw:image xlink:href="Pictures/10000001000004000000022FA469267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0T01:45:45.697565469</meta:creation-date>
    <dc:date>2025-12-20T02:26:51.111960314</dc:date>
    <meta:editing-duration>PT30M26S</meta:editing-duration>
    <meta:editing-cycles>1</meta:editing-cycles>
    <meta:document-statistic meta:object-count="1"/>
    <meta:generator>LibreOffice/24.2.7.2$Linux_X86_64 LibreOffice_project/420$Build-2</meta:generator>
  </office:meta>
</office:document-meta>
</file>